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-file-0-iteration-0" table:style-name="ta1">
        <table:shapes>
          <draw:frame draw:z-index="0" draw:style-name="gr1" draw:text-style-name="P1" svg:width="159.99mm" svg:height="89.99mm" svg:x="69.76mm" svg:y="1mm">
            <draw:object draw:notify-on-update-of-ranges="'statistics-file-0-iteration-0'.A2:'statistics-file-0-iteration-0'.A2000 'statistics-file-0-iteration-0'.C1:'statistics-file-0-iteration-0'.C1 'statistics-file-0-iteration-0'.C2:'statistics-file-0-iteration-0'.C2002 'statistics-file-0-iteration-0'.D1:'statistics-file-0-iteration-0'.D1 'statistics-file-0-iteration-0'.D2:'statistics-file-0-iteration-0'.D2002 'statistics-file-0-iteration-0'.E1:'statistics-file-0-iteration-0'.E1 'statistics-file-0-iteration-0'.E2:'statistics-file-0-iteration-0'.E2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vPro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1T10:43:28.565000000</dc:date>
    <meta:editing-duration>PT2M7S</meta:editing-duration>
    <meta:editing-cycles>1</meta:editing-cycles>
    <meta:generator>LibreOffice/5.4.6.2$Windows_X86_64 LibreOffice_project/4014ce260a04f1026ba855d3b8d91541c224eab8</meta:generator>
    <meta:document-statistic meta:table-count="1" meta:cell-count="80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4.199cm" svg:y="0.316cm" chart:style-name="ch2">
          <text:p>Node Count History  -  aig_0_min.aag</text:p>
        </chart:title>
        <chart:legend chart:legend-position="end" svg:x="13.492cm" svg:y="3.703cm" style:legend-expansion="high" chart:style-name="ch3"/>
        <chart:plot-area chart:style-name="ch4" table:cell-range-address="'statistics-file-0-iteration-0'.A2:'statistics-file-0-iteration-0'.A2000 'statistics-file-0-iteration-0'.C1:'statistics-file-0-iteration-0'.E2002" chart:data-source-has-labels="both" svg:x="1.331cm" svg:y="1.275cm" svg:width="11.841cm" svg:height="6.564cm">
          <chartooo:coordinate-region svg:x="1.952cm" svg:y="1.275cm" svg:width="10.991cm" svg:height="5.718cm"/>
          <chart:axis chart:dimension="x" chart:name="primary-x" chart:style-name="ch5" chartooo:axis-type="auto">
            <chartooo:date-scale/>
            <chart:title svg:x="6.4cm" svg:y="8.019cm" chart:style-name="ch6">
              <text:p># Iterations</text:p>
            </chart:title>
            <chart:categories table:cell-range-address="'statistics-file-0-iteration-0'.A2:'statistics-file-0-iteration-0'.A2000"/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'statistics-file-0-iteration-0'.C2:'statistics-file-0-iteration-0'.C2002" chart:label-cell-address="'statistics-file-0-iteration-0'.C1:'statistics-file-0-iteration-0'.C1" chart:class="chart:line">
            <chart:data-point chart:repeated="2001"/>
          </chart:series>
          <chart:series chart:style-name="ch10" chart:values-cell-range-address="'statistics-file-0-iteration-0'.D2:'statistics-file-0-iteration-0'.D2002" chart:label-cell-address="'statistics-file-0-iteration-0'.D1:'statistics-file-0-iteration-0'.D1" chart:class="chart:line">
            <chart:data-point chart:repeated="2001"/>
          </chart:series>
          <chart:series chart:style-name="ch11" chart:values-cell-range-address="'statistics-file-0-iteration-0'.E2:'statistics-file-0-iteration-0'.E2002" chart:label-cell-address="'statistics-file-0-iteration-0'.E1:'statistics-file-0-iteration-0'.E1" chart:class="chart:line">
            <chart:data-point chart:repeated="2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rter</text:p>
                <draw:g>
                  <svg:desc>'statistics-file-0-iteration-0'.C1:'statistics-file-0-iteration-0'.C1</svg:desc>
                </draw:g>
              </table:table-cell>
              <table:table-cell office:value-type="string">
                <text:p>Other</text:p>
                <draw:g>
                  <svg:desc>'statistics-file-0-iteration-0'.D1:'statistics-file-0-iteration-0'.D1</svg:desc>
                </draw:g>
              </table:table-cell>
              <table:table-cell office:value-type="string">
                <text:p>Total</text:p>
                <draw:g>
                  <svg:desc>'statistics-file-0-iteration-0'.E1:'statistics-file-0-iteration-0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atistics-file-0-iteration-0'.A2:'statistics-file-0-iteration-0'.A2000</svg:desc>
                </draw:g>
              </table:table-cell>
              <table:table-cell office:value-type="float" office:value="16">
                <text:p>16</text:p>
                <draw:g>
                  <svg:desc>'statistics-file-0-iteration-0'.C2:'statistics-file-0-iteration-0'.C2002</svg:desc>
                </draw:g>
              </table:table-cell>
              <table:table-cell office:value-type="float" office:value="14">
                <text:p>14</text:p>
                <draw:g>
                  <svg:desc>'statistics-file-0-iteration-0'.D2:'statistics-file-0-iteration-0'.D2002</svg:desc>
                </draw:g>
              </table:table-cell>
              <table:table-cell office:value-type="float" office:value="32">
                <text:p>32</text:p>
                <draw:g>
                  <svg:desc>'statistics-file-0-iteration-0'.E2:'statistics-file-0-iteration-0'.E20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